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166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7.22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5.7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fe7f5" fo:border="0.002cm solid #000000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Ite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table:style-name="ce2" office:value-type="string">
            <text:p>Auran mask </text:p>
          </table:table-cell>
          <table:table-cell table:style-name="ce2" office:value-type="string">
            <text:p>M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60 gp </text:p>
          </table:table-cell>
        </table:table-row>
        <table:table-row table:style-name="ro1">
          <table:table-cell table:style-name="ce2" office:value-type="string">
            <text:p>Bladefir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ullet, acid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Bullet, flame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ullet, priest’s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string">
            <text:p>N/A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Candle, focusing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andle, restful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lear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Crackle powd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30 gp </text:p>
          </table:table-cell>
        </table:table-row>
        <table:table-row table:style-name="ro1">
          <table:table-cell table:style-name="ce2" office:value-type="string">
            <text:p>Darkvision powder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Daystrider capsule </text:p>
          </table:table-cell>
          <table:table-cell table:style-name="ce2"/>
          <table:table-cell table:style-name="ce3"/>
          <table:table-cell table:style-name="ce3" office:value-type="string">
            <text:p>15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Defoliato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Dehydrated, food</text:p>
          </table:table-cell>
          <table:table-cell table:style-name="ce2" office:value-type="string">
            <text:p>Meals</text:p>
          </table:table-cell>
          <table:table-cell table:style-name="ce3" office:value-type="string">
            <text:p>Daily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Dwarfblind, Stone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Endurance elixir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Farflame 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Fast torch 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1/2 lbs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5 gp </text:p>
          </table:table-cell>
        </table:table-row>
        <table:table-row table:style-name="ro1">
          <table:table-cell table:style-name="ce2" office:value-type="string">
            <text:p>Feather powder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70 gp </text:p>
          </table:table-cell>
        </table:table-row>
        <table:table-row table:style-name="ro1">
          <table:table-cell table:style-name="ce2" office:value-type="string">
            <text:p>Ferrous aqua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Festering bomb </text:p>
          </table:table-cell>
          <table:table-cell table:style-name="ce2"/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Fleetfoo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Forger’s pap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Ghost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Grave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Hawk’s ointmen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Instant rop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Karras stone knife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250 gp </text:p>
          </table:table-cell>
        </table:table-row>
        <table:table-row table:style-name="ro1">
          <table:table-cell table:style-name="ce2" office:value-type="string">
            <text:p>Liquid light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Long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Motelight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Nature’s draugh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Nerv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5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Polar skin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Powdered silv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Rust cube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Scream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1 lb. 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40 gp </text:p>
          </table:table-cell>
        </table:table-row>
        <table:table-row table:style-name="ro1">
          <table:table-cell table:style-name="ce2" office:value-type="string">
            <text:p>Signal torch</text:p>
          </table:table-cell>
          <table:table-cell table:style-name="ce2" office:value-type="string">
            <text:p>Torch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 gp</text:p>
          </table:table-cell>
        </table:table-row>
        <table:table-row table:style-name="ro1">
          <table:table-cell table:style-name="ce2" office:value-type="string">
            <text:p>Sparkstone</text:p>
          </table:table-cell>
          <table:table-cell table:style-name="ce2" office:value-type="string">
            <text:p>Stone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Stonebreaker acid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Trail bar </text:p>
          </table:table-cell>
          <table:table-cell table:style-name="ce2"/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 gp</text:p>
          </table:table-cell>
        </table:table-row>
        <table:table-row table:style-name="ro1">
          <table:table-cell table:style-name="ce2" office:value-type="string">
            <text:p>Vermin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Vicious bleede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Violated horn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3,000 gp </text:p>
          </table:table-cell>
        </table:table-row>
        <table:table-row table:style-name="ro1">
          <table:table-cell table:style-name="ce2" office:value-type="string">
            <text:p>Weep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*†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Weeping stone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100 gp </text:p>
          </table:table-cell>
        </table:table-row>
        <table:table-row table:style-name="ro1">
          <table:table-cell office:value-type="string">
            <text:p>Beetle Elixir</text:p>
          </table:table-cell>
          <table:table-cell office:value-type="string">
            <text:p>Vial</text:p>
          </table:table-cell>
          <table:table-cell table:style-name="Default"/>
          <table:table-cell/>
          <table:table-cell office:value-type="string">
            <text:p>8300 gp</text:p>
          </table:table-cell>
        </table:table-row>
        <table:table-row table:style-name="ro1">
          <table:table-cell office:value-type="string">
            <text:p>Porcupine Elixir</text:p>
          </table:table-cell>
          <table:table-cell office:value-type="string">
            <text:p>Vial</text:p>
          </table:table-cell>
          <table:table-cell table:style-name="Default"/>
          <table:table-cell/>
          <table:table-cell office:value-type="string">
            <text:p>2300 gp</text:p>
          </table:table-cell>
        </table:table-row>
        <table:table-row table:style-name="ro1">
          <table:table-cell office:value-type="string">
            <text:p>Blood Elixir</text:p>
          </table:table-cell>
          <table:table-cell office:value-type="string">
            <text:p>Vial</text:p>
          </table:table-cell>
          <table:table-cell table:number-columns-repeated="2"/>
          <table:table-cell office:value-type="string">
            <text:p>700 gp</text:p>
          </table:table-cell>
        </table:table-row>
        <table:table-row table:style-name="ro1">
          <table:table-cell office:value-type="string">
            <text:p>Blood Elixir - darkvision 120 ft. </text:p>
          </table:table-cell>
          <table:table-cell table:number-columns-repeated="3"/>
          <table:table-cell office:value-type="string">
            <text:p>900 gp</text:p>
          </table:table-cell>
        </table:table-row>
        <table:table-row table:style-name="ro1">
          <table:table-cell office:value-type="string">
            <text:p>Blood Elixir - sound imitation </text:p>
          </table:table-cell>
          <table:table-cell table:number-columns-repeated="3"/>
          <table:table-cell office:value-type="string">
            <text:p>400 gp</text:p>
          </table:table-cell>
        </table:table-row>
        <table:table-row table:style-name="ro1">
          <table:table-cell office:value-type="string">
            <text:p>Blood Elixir - speak with animals </text:p>
          </table:table-cell>
          <table:table-cell table:number-columns-repeated="3"/>
          <table:table-cell office:value-type="string">
            <text:p>1,000 gp</text:p>
          </table:table-cell>
        </table:table-row>
        <table:table-row table:style-name="ro1">
          <table:table-cell office:value-type="string">
            <text:p>Blood Elixir - water breathing </text:p>
          </table:table-cell>
          <table:table-cell table:number-columns-repeated="3"/>
          <table:table-cell office:value-type="string">
            <text:p>700 gp</text:p>
          </table:table-cell>
        </table:table-row>
        <table:table-row table:style-name="ro1">
          <table:table-cell office:value-type="string">
            <text:p>Blood Elixir - spider climb </text:p>
          </table:table-cell>
          <table:table-cell table:number-columns-repeated="3"/>
          <table:table-cell office:value-type="string">
            <text:p>1,700 gp</text:p>
          </table:table-cell>
        </table:table-row>
        <table:table-row table:style-name="ro1">
          <table:table-cell office:value-type="string">
            <text:p>Blood Elixir - polymorph </text:p>
          </table:table-cell>
          <table:table-cell table:number-columns-repeated="3"/>
          <table:table-cell office:value-type="string">
            <text:p>1,200 gp</text:p>
          </table:table-cell>
        </table:table-row>
        <table:table-row table:style-name="ro1">
          <table:table-cell office:value-type="string">
            <text:p>Blood Elixir - suggestion </text:p>
          </table:table-cell>
          <table:table-cell table:number-columns-repeated="3"/>
          <table:table-cell office:value-type="string">
            <text:p>1,400 gp</text:p>
          </table:table-cell>
        </table:table-row>
        <table:table-row table:style-name="ro1">
          <table:table-cell office:value-type="string">
            <text:p>Blood Elixir - dragon breath (fire) </text:p>
          </table:table-cell>
          <table:table-cell table:number-columns-repeated="3"/>
          <table:table-cell office:value-type="string">
            <text:p>1,400 gp</text:p>
          </table:table-cell>
        </table:table-row>
        <table:table-row table:style-name="ro1">
          <table:table-cell office:value-type="string">
            <text:p>Blood Elixir - cloudwalking </text:p>
          </table:table-cell>
          <table:table-cell table:number-columns-repeated="3"/>
          <table:table-cell office:value-type="string">
            <text:p>600 gp</text:p>
          </table:table-cell>
        </table:table-row>
        <table:table-row table:style-name="ro1">
          <table:table-cell office:value-type="string">
            <text:p>Blood Elixir - icewalking</text:p>
          </table:table-cell>
          <table:table-cell table:number-columns-repeated="4"/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po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>
            <text:p>Grenadelike Weapon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Direct Hit</text:p>
          </table:table-cell>
          <table:table-cell table:style-name="ce5" office:value-type="string">
            <text:p>Splash Hit</text:p>
          </table:table-cell>
          <table:table-cell table:style-name="ce5" office:value-type="string">
            <text:p>Range Incr.</text:p>
          </table:table-cell>
        </table:table-row>
        <table:table-row table:style-name="ro1">
          <table:table-cell office:value-type="string">
            <text:p>Defoliator</text:p>
          </table:table-cell>
          <table:table-cell office:value-type="string">
            <text:p>20 gp</text:p>
          </table:table-cell>
          <table:table-cell office:value-type="string">
            <text:p>2d4</text:p>
          </table:table-cell>
          <table:table-cell office:value-type="float" office:value="1">
            <text:p>1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Gravebane</text:p>
          </table:table-cell>
          <table:table-cell office:value-type="string">
            <text:p>50 gp</text:p>
          </table:table-cell>
          <table:table-cell office:value-type="string">
            <text:p>Repels undead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Motelight</text:p>
          </table:table-cell>
          <table:table-cell office:value-type="string">
            <text:p>20 gp</text:p>
          </table:table-cell>
          <table:table-cell office:value-type="string">
            <text:p>Distracts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Sparkstone</text:p>
          </table:table-cell>
          <table:table-cell office:value-type="string">
            <text:p>50 gp</text:p>
          </table:table-cell>
          <table:table-cell office:value-type="string">
            <text:p>1d6</text:p>
          </table:table-cell>
          <table:table-cell office:value-type="string">
            <text:p>Half2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Stonebreaker, acid</text:p>
          </table:table-cell>
          <table:table-cell office:value-type="string">
            <text:p>20 gp</text:p>
          </table:table-cell>
          <table:table-cell office:value-type="string">
            <text:p>3d10</text:p>
          </table:table-cell>
          <table:table-cell office:value-type="float" office:value="3">
            <text:p>3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Verminbane</text:p>
          </table:table-cell>
          <table:table-cell office:value-type="string">
            <text:p>20 gp</text:p>
          </table:table-cell>
          <table:table-cell office:value-type="string">
            <text:p>Repels vermin</text:p>
          </table:table-cell>
          <table:table-cell/>
          <table:table-cell office:value-type="string">
            <text:p>10 ft</text:p>
          </table:table-cell>
        </table:table-row>
      </table:table>
      <table:table table:name="Capsule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ce4"/>
        <table:table-column table:style-name="co5" table:default-cell-style-name="ce4"/>
        <table:table-row table:style-name="ro1">
          <table:table-cell table:style-name="ce5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6" office:value-type="string">
            <text:p>Alchemical tooth </text:p>
          </table:table-cell>
          <table:table-cell table:style-name="ce7" office:value-type="string">
            <text:p>3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Antitoxin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Capsule retainer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Ghostblight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3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Ironman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Leap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flame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frost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silver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3 rounds </text:p>
          </table:table-cell>
          <table:table-cell table:style-name="ce7" office:value-type="float" office:value="30">
            <text:p>30</text:p>
          </table:table-cell>
        </table:table-row>
        <table:table-row table:style-name="ro1">
          <table:table-cell table:style-name="ce6" office:value-type="string">
            <text:p>Quickspark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tability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Strongarm capsule </text:p>
          </table:table-cell>
          <table:table-cell table:style-name="ce7" office:value-type="string">
            <text:p>125 gp </text:p>
          </table:table-cell>
          <table:table-cell table:style-name="ce7" office:value-type="string">
            <text:p>2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Swiftstride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2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Toxic tooth </text:p>
          </table:table-cell>
          <table:table-cell table:style-name="ce7" office:value-type="string">
            <text:p>30 gp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25 </text:p>
          </table:table-cell>
        </table:table-row>
        <table:table-row table:style-name="ro1">
          <table:table-cell table:style-name="ce6" office:value-type="string">
            <text:p>Triple weapon capsule retainer</text:p>
          </table:table-cell>
          <table:table-cell table:style-name="ce7" office:value-type="string">
            <text:p>45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Weapon capsule retainer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ubstance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table:style-name="ce5" office:value-type="string">
            <text:p>Substance </text:p>
          </table:table-cell>
          <table:table-cell table:style-name="ce5" office:value-type="string">
            <text:p>Benefit Applies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6" office:value-type="string">
            <text:p>Blend cream </text:p>
          </table:table-cell>
          <table:table-cell table:style-name="ce6" office:value-type="string">
            <text:p>Hide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Candle, focusing </text:p>
          </table:table-cell>
          <table:table-cell table:style-name="ce6" office:value-type="string">
            <text:p>Appraise, Decipher Script, Forgery, Search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Catstink </text:p>
          </table:table-cell>
          <table:table-cell table:style-name="ce6" office:value-type="string">
            <text:p>n/a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0 minutes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Fareye oil </text:p>
          </table:table-cell>
          <table:table-cell table:style-name="ce6" office:value-type="string">
            <text:p>Spot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Flash pellet </text:p>
          </table:table-cell>
          <table:table-cell table:style-name="ce6" office:value-type="string">
            <text:p>n/a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round + 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Freeglide </text:p>
          </table:table-cell>
          <table:table-cell table:style-name="ce6" office:value-type="string">
            <text:p>Escape Artist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Hawk’s ointment </text:p>
          </table:table-cell>
          <table:table-cell table:style-name="ce6" office:value-type="string">
            <text:p>Search, Spot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2 minutes/10 minutes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Healer’s balm </text:p>
          </table:table-cell>
          <table:table-cell table:style-name="ce6" office:value-type="string">
            <text:p>Heal </text:p>
          </table:table-cell>
          <table:table-cell table:style-name="ce7" office:value-type="string">
            <text:p>1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Keenear powder </text:p>
          </table:table-cell>
          <table:table-cell table:style-name="ce6" office:value-type="string">
            <text:p>Listen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Lockslip grease </text:p>
          </table:table-cell>
          <table:table-cell table:style-name="ce6" office:value-type="string">
            <text:p>Open Lock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Nature’s draught </text:p>
          </table:table-cell>
          <table:table-cell table:style-name="ce6" office:value-type="string">
            <text:p>Handle Animal, wild empathy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2 hours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oftfoot </text:p>
          </table:table-cell>
          <table:table-cell table:style-name="ce6" office:value-type="string">
            <text:p>Move Silently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Suregrip </text:p>
          </table:table-cell>
          <table:table-cell table:style-name="ce6" office:value-type="string">
            <text:p>Climb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Substance.A1:Substance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3">2022-06-23</text:date>, <text:time>17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5M12S</meta:editing-duration>
    <meta:editing-cycles>14</meta:editing-cycles>
    <meta:generator>OpenOffice/4.1.11$Win32 OpenOffice.org_project/4111m1$Build-9808</meta:generator>
    <dc:date>2022-06-23T17:47:17.17</dc:date>
    <meta:document-statistic meta:table-count="4" meta:cell-count="396" meta:object-count="0"/>
    <meta:user-defined meta:name="Info 1"/>
    <meta:user-defined meta:name="Info 2"/>
    <meta:user-defined meta:name="Info 3"/>
    <meta:user-defined meta:name="Info 4"/>
  </office:meta>
</office:document-meta>
</file>